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ize="12pt" style:font-size-asian="12pt" style:font-size-complex="12pt"/>
    </style:style>
    <style:style style:name="P3" style:family="paragraph" style:parent-style-name="Standard">
      <style:text-properties fo:color="#000000" fo:font-size="12pt" fo:font-weight="bold" style:font-size-asian="12pt" style:font-weight-asian="bold" style:font-size-complex="12pt" style:font-weight-complex="bold"/>
    </style:style>
    <style:style style:name="P4" style:family="paragraph" style:parent-style-name="Standard">
      <style:text-properties fo:color="#000000" fo:font-weight="bold" style:font-weight-asian="bold" style:font-weight-complex="bold"/>
    </style:style>
    <style:style style:name="P5" style:family="paragraph" style:parent-style-name="Standard">
      <style:text-properties fo:color="#000000" fo:font-size="10.5pt" style:font-size-asian="10.5pt" style:font-size-complex="10.5pt"/>
    </style:style>
    <style:style style:name="P6" style:family="paragraph" style:parent-style-name="Standard">
      <style:text-properties fo:color="#000000" fo:font-size="11pt" style:font-size-asian="11pt" style:font-size-complex="11pt"/>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000000" fo:font-weight="bold" style:font-weight-asian="bold" style:font-weight-complex="bold"/>
    </style:style>
    <style:style style:name="P13" style:family="paragraph" style:parent-style-name="Preformatted_20_Text">
      <style:text-properties fo:color="#000000"/>
    </style:style>
    <style:style style:name="P14" style:family="paragraph" style:parent-style-name="Preformatted_20_Text">
      <style:text-properties fo:color="#000000" fo:font-weight="bold"/>
    </style:style>
    <style:style style:name="P15" style:family="paragraph" style:parent-style-name="Preformatted_20_Text">
      <style:text-properties fo:color="#000000" fo:font-weight="normal" style:font-weight-asian="normal" style:font-weight-complex="normal"/>
    </style:style>
    <style:style style:name="P16" style:family="paragraph" style:parent-style-name="Preformatted_20_Text">
      <style:paragraph-properties fo:margin-top="0in" fo:margin-bottom="0.1965in"/>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fo:color="#000000" fo:font-size="12pt" fo:font-weight="bold" style:font-size-asian="12pt" style:font-weight-asian="bold" style:font-size-complex="12pt" style:font-weight-complex="bold"/>
    </style:style>
    <style:style style:name="P22" style:family="paragraph" style:parent-style-name="Standard">
      <style:text-properties fo:color="#000000" fo:font-size="11pt" style:font-size-asian="11pt" style:font-size-complex="11pt"/>
    </style:style>
    <style:style style:name="P23" style:family="paragraph" style:parent-style-name="Standard">
      <style:text-properties fo:color="#000000" fo:font-size="10pt" fo:font-weight="bold" style:font-size-asian="10pt" style:font-weight-asian="bold" style:font-size-complex="10pt" style:font-weight-complex="bold"/>
    </style:style>
    <style:style style:name="P24" style:family="paragraph" style:parent-style-name="Standard">
      <style:text-properties fo:color="#000000" fo:font-size="10pt" style:font-size-asian="10pt" style:font-size-complex="10pt"/>
    </style:style>
    <style:style style:name="P25" style:family="paragraph" style:parent-style-name="Standard">
      <style:paragraph-properties fo:text-align="justify" style:justify-single-word="false"/>
    </style:style>
    <style:style style:name="P26" style:family="paragraph" style:parent-style-name="Standard">
      <style:text-properties fo:font-size="10pt" style:font-size-asian="10pt" style:font-size-complex="10pt"/>
    </style:style>
    <style:style style:name="P27" style:family="paragraph" style:parent-style-name="Standard">
      <style:paragraph-properties fo:text-align="justify" style:justify-single-word="false"/>
      <style:text-properties fo:font-size="10pt" style:font-size-asian="10pt" style:font-size-complex="10pt"/>
    </style:style>
    <style:style style:name="P28" style:family="paragraph" style:parent-style-name="Standard">
      <style:text-properties fo:font-size="10pt" fo:font-weight="bold" style:font-size-asian="10pt" style:font-weight-asian="bold" style:font-size-complex="10pt" style:font-weight-complex="bold"/>
    </style:style>
    <style:style style:name="P29" style:family="paragraph" style:parent-style-name="Standard" style:list-style-name="L1">
      <style:paragraph-properties fo:margin-left="-0.0102in" fo:margin-right="0in" fo:text-indent="0in" style:auto-text-indent="false">
        <style:tab-stops/>
      </style:paragraph-properties>
    </style:style>
    <style:style style:name="P30" style:family="paragraph" style:parent-style-name="Standard" style:list-style-name="L1">
      <style:paragraph-properties fo:margin-left="-0.0102in" fo:margin-right="0in" fo:text-align="justify" style:justify-single-word="false" fo:text-indent="0in" style:auto-text-indent="false">
        <style:tab-stops/>
      </style:paragraph-properties>
    </style:style>
    <style:style style:name="P31" style:family="paragraph" style:parent-style-name="Standard" style:list-style-name="L1">
      <style:paragraph-properties fo:margin-left="-0.0102in" fo:margin-right="0in" fo:text-align="justify" style:justify-single-word="false" fo:text-indent="0in" style:auto-text-indent="false" fo:break-before="page">
        <style:tab-stops/>
      </style:paragraph-properties>
    </style:style>
    <style:style style:name="P32" style:family="paragraph" style:parent-style-name="Standard" style:list-style-name="L1">
      <style:paragraph-properties fo:margin-left="0in" fo:margin-right="0in" fo:text-indent="0in" style:auto-text-indent="false">
        <style:tab-stops/>
      </style:paragraph-properties>
    </style:style>
    <style:style style:name="P33" style:family="paragraph" style:parent-style-name="Standard" style:list-style-name="L1">
      <style:paragraph-properties fo:margin-left="0in" fo:margin-right="0in" fo:text-indent="0in" style:auto-text-indent="false" fo:break-before="page">
        <style:tab-stops/>
      </style:paragraph-properties>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2">
      <style:paragraph-properties fo:margin-top="0in" fo:margin-bottom="0in"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normal" style:font-weight-asian="bold" style:font-weight-complex="normal"/>
    </style:style>
    <style:style style:name="T7" style:family="text">
      <style:text-properties fo:color="#000000" fo:font-size="11pt" style:font-size-asian="11pt" style:font-size-complex="11pt"/>
    </style:style>
    <style:style style:name="T8" style:family="text">
      <style:text-properties fo:color="#000000" fo:font-size="11pt" fo:font-weight="bold" style:font-size-asian="11pt" style:font-size-complex="11pt"/>
    </style:style>
    <style:style style:name="T9" style:family="text">
      <style:text-properties fo:color="#000000" fo:font-size="11pt" fo:font-style="italic" style:font-size-asian="11pt" style:font-size-complex="11pt"/>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color="#000000" fo:font-size="12pt" style:font-size-asian="12pt" style:font-size-complex="12pt"/>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style="italic"/>
    </style:style>
    <style:style style:name="T15" style:family="text">
      <style:text-properties fo:color="#000000" fo:font-size="10pt" style:font-size-asian="10pt" style:font-size-complex="10pt"/>
    </style:style>
    <style:style style:name="T16" style:family="text">
      <style:text-properties fo:color="#000000" fo:font-size="10pt" fo:font-weight="bold" style:font-size-asian="10pt" style:font-size-complex="10pt"/>
    </style:style>
    <style:style style:name="T17" style:family="text">
      <style:text-properties fo:color="#000000" fo:font-size="10pt" fo:font-style="italic" style:font-size-asian="10pt" style:font-size-complex="10pt"/>
    </style:style>
    <style:style style:name="T18" style:family="text">
      <style:text-properties fo:font-size="11pt"/>
    </style:style>
    <style:style style:name="T19" style:family="text">
      <style:text-properties style:font-size-asian="11pt"/>
    </style:style>
    <style:style style:name="T20" style:family="text">
      <style:text-properties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90860474" text:style-name="L1">
        <text:list-item>
          <text:list>
            <text:list-header>
              <text:p text:style-name="P29"><text:span text:style-name="T2">4.1 Aim:</text:span> To implement a <text:span text:style-name="T1">producer-consumer problem</text:span> (also known as the <text:span text:style-name="T1">bounded-buffer problem)</text:span>.</text:p>
            </text:list-header>
          </text:list>
        </text:list-item>
      </text:list>
      <text:p text:style-name="Standard"/>
      <text:p text:style-name="Standard"><text:span text:style-name="T2">Software Requirements: </text:span><text:span text:style-name="T3">GNU C Compiler(GNU Compiler Collection), </text:span><text:span text:style-name="T5">&lt;stdio.h&gt; </text:span><text:span text:style-name="T4">&lt;pthread.h&gt; &lt;sys/types.h&gt; &lt;sys/stat.h&gt; &lt;fcntl.h&gt; </text:span><text:span text:style-name="T6">&lt;unistd.h&gt; </text:span></text:p>
      <text:p text:style-name="Standard"/>
      <text:p text:style-name="Standard"><text:span text:style-name="T2">Tested on hardware:</text:span> -</text:p>
      <text:p text:style-name="Standard">Computer- </text:p>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8"><text:span text:style-name="T2">Description:</text:span> <text:span text:style-name="T1">producer-consumer problem</text:span> (also known as the <text:span text:style-name="T1">bounded-buffer problem</text:span>) is a classical example of a multi-process synchronization problem. The problem describes two processes, the producer and the consumer, who share a common, fixed-size buffer. The producer's job is to generate a piece of data, put it into the buffer and start again. At the same time the consumer is consuming the data (i.e. removing it from the buffer) one piece at a time. The problem is to make sure that the producer won't try to add data into the buffer if it's full and that the consumer won't try to remove data from an empty buffer.</text:p>
      <text:p text:style-name="Standard"/>
      <text:p text:style-name="P4">Source Code:</text:p>
      <text:p text:style-name="P4"/>
      <text:p text:style-name="P1">#include&lt;stdio.h&gt; </text:p>
      <text:p text:style-name="P1">#include&lt;pthread.h&gt; </text:p>
      <text:p text:style-name="P1">#include&lt;sys/types.h&gt; </text:p>
      <text:p text:style-name="P1">#include&lt;sys/stat.h&gt; </text:p>
      <text:p text:style-name="P1">#include&lt;fcntl.h&gt; </text:p>
      <text:p text:style-name="P1">#include&lt;unistd.h&gt; </text:p>
      <text:p text:style-name="P1"/>
      <text:p text:style-name="P1"/>
      <text:p text:style-name="P1">#define MAX 1000 </text:p>
      <text:p text:style-name="P1"/>
      <text:p text:style-name="P1">long count=0,in=0,out=0; </text:p>
      <text:p text:style-name="P1">long array[MAX]; </text:p>
      <text:p text:style-name="P1">int continue_check=1; </text:p>
      <text:p text:style-name="P1"/>
      <text:p text:style-name="P1">void producer() </text:p>
      <text:p text:style-name="P1">{ </text:p>
      <text:p text:style-name="P1"><text:tab/>while(continue_check) </text:p>
      <text:p text:style-name="P1"><text:tab/>{ </text:p>
      <text:p text:style-name="P1"><text:tab/><text:tab/>if(count&lt;MAX) </text:p>
      <text:p text:style-name="P1"><text:tab/><text:tab/>{ </text:p>
      <text:p text:style-name="P1"><text:soft-page-break/><text:tab/><text:tab/><text:tab/>array[in]=in; </text:p>
      <text:p text:style-name="P1"><text:tab/><text:tab/><text:tab/>printf("Producer : Item %ld produced\n",in); </text:p>
      <text:p text:style-name="P1"><text:tab/><text:tab/><text:tab/>count++; </text:p>
      <text:p text:style-name="P1"><text:tab/><text:tab/><text:tab/>in = (in+1)%MAX; </text:p>
      <text:p text:style-name="P1"><text:tab/><text:tab/>} </text:p>
      <text:p text:style-name="P1"><text:tab/>} </text:p>
      <text:p text:style-name="P1">} </text:p>
      <text:p text:style-name="P1">void consumer() </text:p>
      <text:p text:style-name="P1">{ </text:p>
      <text:p text:style-name="P1"><text:tab/>while(continue_check) </text:p>
      <text:p text:style-name="P1"><text:tab/>{ </text:p>
      <text:p text:style-name="P1"><text:tab/><text:tab/>while(count==0); </text:p>
      <text:p text:style-name="P1"><text:tab/><text:tab/><text:tab/> </text:p>
      <text:p text:style-name="P1"><text:tab/><text:tab/>if((array[out]!=out) &amp;&amp; array[out]&gt;-1) </text:p>
      <text:p text:style-name="P1"><text:tab/><text:tab/>{ </text:p>
      <text:p text:style-name="P1"><text:tab/><text:tab/><text:tab/>continue_check=-1; </text:p>
      <text:p text:style-name="P1"><text:tab/><text:tab/><text:tab/>printf("Race condition at %ld\n",out); </text:p>
      <text:p text:style-name="P1"><text:tab/><text:tab/><text:tab/>return;<text:tab/><text:tab/><text:tab/> </text:p>
      <text:p text:style-name="P1"><text:tab/><text:tab/>} </text:p>
      <text:p text:style-name="P1"><text:tab/><text:tab/>else </text:p>
      <text:p text:style-name="P1"><text:tab/><text:tab/>{ </text:p>
      <text:p text:style-name="P1"><text:tab/><text:tab/><text:tab/>printf("Consumer : Item %ld consumed at index %ld\n",array[out],out); </text:p>
      <text:p text:style-name="P1"><text:tab/><text:tab/><text:tab/>count--; </text:p>
      <text:p text:style-name="P1"><text:tab/><text:tab/><text:tab/>out=(out+1)%MAX; </text:p>
      <text:p text:style-name="P1"><text:tab/><text:tab/>} </text:p>
      <text:p text:style-name="P1"><text:tab/>} </text:p>
      <text:p text:style-name="P1">} </text:p>
      <text:p text:style-name="P1">int main() </text:p>
      <text:p text:style-name="P1">{ </text:p>
      <text:p text:style-name="P1"><text:tab/>pthread_t producer_thread; </text:p>
      <text:p text:style-name="P1"><text:tab/>pthread_t consumer_thread; </text:p>
      <text:p text:style-name="P1"><text:tab/>int i=0; </text:p>
      <text:p text:style-name="P1"><text:tab/>long index=0; </text:p>
      <text:p text:style-name="P1"><text:tab/> </text:p>
      <text:p text:style-name="P1"><text:tab/>for(index=0;index&lt;MAX;index++) </text:p>
      <text:p text:style-name="P1"><text:tab/><text:tab/>array[index]=-1; </text:p>
      <text:p text:style-name="P1"><text:tab/> </text:p>
      <text:p text:style-name="P1"><text:tab/>pthread_create(&amp;producer_thread,NULL,(void *)producer,NULL); </text:p>
      <text:p text:style-name="P1"><text:tab/>pthread_create(&amp;consumer_thread,NULL,(void *)consumer,NULL); </text:p>
      <text:p text:style-name="P1"><text:tab/> </text:p>
      <text:p text:style-name="P1"><text:tab/>pthread_join(producer_thread,NULL); </text:p>
      <text:p text:style-name="P1"><text:tab/>pthread_join(consumer_thread,NULL); </text:p>
      <text:p text:style-name="P1">return 0; </text:p>
      <text:p text:style-name="P1">}</text:p>
      <text:list xml:id="list196812290" text:continue-numbering="true" text:style-name="L1">
        <text:list-item>
          <text:list>
            <text:list-header>
              <text:p text:style-name="P30"><text:soft-page-break/><text:span text:style-name="T2">4.2 Aim:</text:span> To implement multiple <text:span text:style-name="T1">producers-consumers </text:span><text:span text:style-name="T3">bounded on to the same buffer and to observe the Race-condition</text:span><text:span text:style-name="T1">.</text:span></text:p>
            </text:list-header>
          </text:list>
        </text:list-item>
      </text:list>
      <text:p text:style-name="P8"/>
      <text:p text:style-name="P8"><text:span text:style-name="T2">Software Requirements: </text:span><text:span text:style-name="T3">GNU C Compiler(GNU Compiler Collection), </text:span><text:span text:style-name="T5">&lt;stdio.h&gt; </text:span><text:span text:style-name="T4">&lt;pthread.h&gt; &lt;sys/types.h&gt; &lt;sys/stat.h&gt; &lt;fcntl.h&gt; </text:span><text:span text:style-name="T6">&lt;unistd.h&gt; </text:span></text:p>
      <text:p text:style-name="Standard"/>
      <text:p text:style-name="Standard"><text:span text:style-name="T2">Tested on hardware:</text:span> -</text:p>
      <text:p text:style-name="Standard">Computer- </text:p>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8"><text:span text:style-name="T2">Description:</text:span> </text:p>
      <text:p text:style-name="P14"/>
      <text:p text:style-name="P15">Consider the example:</text:p>
      <text:p text:style-name="P15"/>
      <text:p text:style-name="P13"><text:span text:style-name="T1">int</text:span> itemCount</text:p>
      <text:p text:style-name="Preformatted_20_Text"/>
      <text:p text:style-name="Preformatted_20_Text"><text:span text:style-name="T1">procedure</text:span> producer() {</text:p>
      <text:p text:style-name="Preformatted_20_Text"><text:s text:c="4"/><text:span text:style-name="T1">while</text:span> (true) {</text:p>
      <text:p text:style-name="Preformatted_20_Text"><text:s text:c="8"/>item = produceItem()</text:p>
      <text:p text:style-name="Preformatted_20_Text"/>
      <text:p text:style-name="Preformatted_20_Text"><text:s text:c="8"/><text:span text:style-name="T1">if</text:span> (itemCount == BUFFER_SIZE) {</text:p>
      <text:p text:style-name="Preformatted_20_Text"><text:s text:c="12"/>sleep()</text:p>
      <text:p text:style-name="Preformatted_20_Text"><text:s text:c="8"/>}</text:p>
      <text:p text:style-name="Preformatted_20_Text"/>
      <text:p text:style-name="Preformatted_20_Text"><text:s text:c="8"/>putItemIntoBuffer(item)</text:p>
      <text:p text:style-name="Preformatted_20_Text"><text:s text:c="8"/>itemCount = itemCount + 1</text:p>
      <text:p text:style-name="Preformatted_20_Text"/>
      <text:p text:style-name="Preformatted_20_Text"><text:s text:c="8"/><text:span text:style-name="T1">if</text:span> (itemCount == 1) {</text:p>
      <text:p text:style-name="Preformatted_20_Text"><text:s text:c="12"/>wakeup(consumer)</text:p>
      <text:p text:style-name="Preformatted_20_Text"><text:s text:c="8"/>}</text:p>
      <text:p text:style-name="Preformatted_20_Text"><text:s text:c="4"/>}</text:p>
      <text:p text:style-name="Preformatted_20_Text">}</text:p>
      <text:p text:style-name="Preformatted_20_Text"/>
      <text:p text:style-name="Preformatted_20_Text"><text:span text:style-name="T1">procedure</text:span> consumer() {</text:p>
      <text:p text:style-name="Preformatted_20_Text"><text:s text:c="4"/><text:span text:style-name="T1">while</text:span> (true) {</text:p>
      <text:p text:style-name="Preformatted_20_Text"/>
      <text:p text:style-name="Preformatted_20_Text"><text:s text:c="8"/><text:span text:style-name="T1">if</text:span> (itemCount == 0) {</text:p>
      <text:p text:style-name="Preformatted_20_Text"><text:s text:c="12"/>sleep()</text:p>
      <text:p text:style-name="Preformatted_20_Text"><text:s text:c="8"/>}</text:p>
      <text:p text:style-name="Preformatted_20_Text"/>
      <text:p text:style-name="Preformatted_20_Text"><text:s text:c="8"/>item = removeItemFromBuffer()</text:p>
      <text:p text:style-name="Preformatted_20_Text"><text:s text:c="8"/>itemCount = itemCount - 1</text:p>
      <text:p text:style-name="Preformatted_20_Text"/>
      <text:p text:style-name="Preformatted_20_Text"><text:s text:c="8"/><text:span text:style-name="T1">if</text:span> (itemCount == BUFFER_SIZE - 1) {</text:p>
      <text:p text:style-name="Preformatted_20_Text"><text:s text:c="12"/>wakeup(producer)</text:p>
      <text:p text:style-name="Preformatted_20_Text"><text:soft-page-break/><text:s text:c="8"/>}</text:p>
      <text:p text:style-name="Preformatted_20_Text"/>
      <text:p text:style-name="Preformatted_20_Text"><text:s text:c="8"/>consumeItem(item)</text:p>
      <text:p text:style-name="Preformatted_20_Text"><text:s text:c="4"/>}</text:p>
      <text:p text:style-name="P16">}</text:p>
      <text:p text:style-name="P17">Race Condition that can lead into a deadlock. Consider the following scenario:</text:p>
      <text:list xml:id="list442792173" text:style-name="L2">
        <text:list-item>
          <text:p text:style-name="P35">The consumer has just read the variable <text:span text:style-name="Teletype">itemCount</text:span>, noticed it's zero and is just about to move inside the if-block. </text:p>
        </text:list-item>
        <text:list-item>
          <text:p text:style-name="P35">Just before calling sleep, the consumer is interrupted and the producer is resumed. </text:p>
        </text:list-item>
        <text:list-item>
          <text:p text:style-name="P35">The producer creates an item, puts it into the buffer, and increases <text:span text:style-name="Teletype">itemCount</text:span>. </text:p>
        </text:list-item>
        <text:list-item>
          <text:p text:style-name="P35">Because the buffer was empty prior to the last addition, the producer tries to wake up the consumer. </text:p>
        </text:list-item>
        <text:list-item>
          <text:p text:style-name="P35">Unfortunately the consumer wasn't yet sleeping, and the wakeup call is lost. When the consumer resumes, it goes to sleep and will never be awakened again. This is because the consumer is only awakened by the producer when <text:span text:style-name="Teletype">itemCount</text:span> is equal to 1. </text:p>
        </text:list-item>
        <text:list-item>
          <text:p text:style-name="P34">The producer will loop until the buffer is full, after which it will also go to sleep. </text:p>
        </text:list-item>
      </text:list>
      <text:p text:style-name="P18">Since both processes will sleep forever, we have run into a deadlock. This solution therefore is unsatisfactory.</text:p>
      <text:p text:style-name="P18">An alternative analysis is that if the programming language does not define the semantics of concurrent accesses to shared variables (in this case <text:span text:style-name="Teletype">itemCount</text:span>) without use of synchronization, then the solution is unsatisfactory for that reason, without needing to explicitly demonstrate a race condition.</text:p>
      <text:p text:style-name="P1"/>
      <text:p text:style-name="P4">Source Code:</text:p>
      <text:p text:style-name="P1"/>
      <text:p text:style-name="P1">#include&lt;stdio.h&gt; </text:p>
      <text:p text:style-name="P1">#include&lt;pthread.h&gt; </text:p>
      <text:p text:style-name="P1">#include&lt;sys/types.h&gt; </text:p>
      <text:p text:style-name="P1">#include&lt;sys/stat.h&gt; </text:p>
      <text:p text:style-name="P1">#include&lt;fcntl.h&gt; </text:p>
      <text:p text:style-name="P1">#include&lt;unistd.h&gt; </text:p>
      <text:p text:style-name="P1"/>
      <text:p text:style-name="P1"/>
      <text:p text:style-name="P1">#define MAX 1000 </text:p>
      <text:p text:style-name="P1"/>
      <text:p text:style-name="P1">long count=0,in=0,out=0; </text:p>
      <text:p text:style-name="P1">long array[MAX]; </text:p>
      <text:p text:style-name="P1">int continue_check=1; </text:p>
      <text:p text:style-name="P1"/>
      <text:p text:style-name="P1">void producer() </text:p>
      <text:p text:style-name="P1">{ </text:p>
      <text:p text:style-name="P1"><text:tab/>while(continue_check) </text:p>
      <text:p text:style-name="P1"><text:soft-page-break/><text:tab/>{ </text:p>
      <text:p text:style-name="P1"><text:tab/><text:tab/>if(count&lt;MAX) </text:p>
      <text:p text:style-name="P1"><text:tab/><text:tab/>{ </text:p>
      <text:p text:style-name="P1"><text:tab/><text:tab/><text:tab/>array[in]=in; </text:p>
      <text:p text:style-name="P1"><text:tab/><text:tab/><text:tab/>printf("Producer : Item %ld produced\n",in); </text:p>
      <text:p text:style-name="P1"><text:tab/><text:tab/><text:tab/>count++; </text:p>
      <text:p text:style-name="P1"><text:tab/><text:tab/><text:tab/>in = (in+1)%MAX; </text:p>
      <text:p text:style-name="P1"><text:tab/><text:tab/>} </text:p>
      <text:p text:style-name="P1"><text:tab/>} </text:p>
      <text:p text:style-name="P1">} </text:p>
      <text:p text:style-name="P1"/>
      <text:p text:style-name="P1">void consumer() </text:p>
      <text:p text:style-name="P1">{ </text:p>
      <text:p text:style-name="P1"><text:tab/>while(continue_check) </text:p>
      <text:p text:style-name="P1"><text:tab/>{ </text:p>
      <text:p text:style-name="P1"><text:tab/><text:tab/>while(count==0); </text:p>
      <text:p text:style-name="P1"><text:tab/><text:tab/><text:tab/> </text:p>
      <text:p text:style-name="P1"><text:tab/><text:tab/>if((array[out]!=out) &amp;&amp; array[out]&gt;-1) </text:p>
      <text:p text:style-name="P1"><text:tab/><text:tab/>{ </text:p>
      <text:p text:style-name="P1"><text:tab/><text:tab/><text:tab/>continue_check=-1; </text:p>
      <text:p text:style-name="P1"><text:tab/><text:tab/><text:tab/>printf("Race condition at %ld : in thread %u\n",out,pthread_self()); </text:p>
      <text:p text:style-name="P1"><text:tab/><text:tab/><text:tab/>return;<text:tab/><text:tab/><text:tab/> </text:p>
      <text:p text:style-name="P1"><text:tab/><text:tab/>} </text:p>
      <text:p text:style-name="P1"><text:tab/><text:tab/>else </text:p>
      <text:p text:style-name="P1"><text:tab/><text:tab/>{ </text:p>
      <text:p text:style-name="P1"><text:tab/><text:tab/><text:tab/>printf("Consumer : Item %ld consumed at index %ld\n",array[out],out); </text:p>
      <text:p text:style-name="P1"><text:tab/><text:tab/><text:tab/>count--; </text:p>
      <text:p text:style-name="P1"><text:tab/><text:tab/><text:tab/>out=(out+1)%MAX; </text:p>
      <text:p text:style-name="P1"><text:tab/><text:tab/>} </text:p>
      <text:p text:style-name="P1"><text:tab/>} </text:p>
      <text:p text:style-name="P1">} </text:p>
      <text:p text:style-name="P1"/>
      <text:p text:style-name="P1">int main() </text:p>
      <text:p text:style-name="P1">{ </text:p>
      <text:p text:style-name="P1"><text:tab/>pthread_t producer_thread[20]; </text:p>
      <text:p text:style-name="P1"><text:tab/>pthread_t consumer_thread[20]; </text:p>
      <text:p text:style-name="P1"><text:tab/>int i=0; </text:p>
      <text:p text:style-name="P1"><text:tab/>long index=0; </text:p>
      <text:p text:style-name="P1"><text:tab/> </text:p>
      <text:p text:style-name="P1"><text:tab/>for(index=0;index&lt;MAX;index++) </text:p>
      <text:p text:style-name="P1"><text:tab/><text:tab/>array[index]=-1; </text:p>
      <text:p text:style-name="P1"><text:tab/><text:tab/> </text:p>
      <text:p text:style-name="P1"><text:tab/>for(index=0;index&lt;20;index++) </text:p>
      <text:p text:style-name="P1"><text:tab/>{<text:tab/> </text:p>
      <text:p text:style-name="P1"><text:soft-page-break/><text:tab/><text:tab/>pthread_create(&amp;producer_thread[index],NULL,(void *)producer,NULL); </text:p>
      <text:p text:style-name="P1"><text:tab/><text:tab/>pthread_create(&amp;consumer_thread[index],NULL,(void *)consumer,NULL); </text:p>
      <text:p text:style-name="P1"><text:tab/>} </text:p>
      <text:p text:style-name="P1"/>
      <text:p text:style-name="P1"><text:tab/>for(i=0;i&lt;20;i++) </text:p>
      <text:p text:style-name="P1"><text:tab/>{ </text:p>
      <text:p text:style-name="P1"><text:tab/><text:tab/>pthread_join(producer_thread[i],NULL); </text:p>
      <text:p text:style-name="P1"><text:tab/><text:tab/>pthread_join(consumer_thread[i],NULL); </text:p>
      <text:p text:style-name="P1"><text:tab/>} </text:p>
      <text:p text:style-name="P1"/>
      <text:p text:style-name="P1"><text:tab/> </text:p>
      <text:p text:style-name="P1"><text:tab/>return 0; </text:p>
      <text:p text:style-name="P1">}</text:p>
      <text:list xml:id="list911737068" text:continue-list="list196812290" text:style-name="L1">
        <text:list-item>
          <text:list>
            <text:list-header>
              <text:p text:style-name="P30"><text:span text:style-name="T13"/></text:p>
              <text:p text:style-name="P31"><text:span text:style-name="T2">4.3 Aim:</text:span> To implement a <text:span text:style-name="T1">producer-consumer problem</text:span> by avoiding the Race-condition using pthread_mutex.</text:p>
            </text:list-header>
          </text:list>
        </text:list-item>
      </text:list>
      <text:p text:style-name="Standard"/>
      <text:p text:style-name="Standard"><text:span text:style-name="T2">Software Requirements: </text:span><text:span text:style-name="T3">GNU C Compiler(GNU Compiler Collection), </text:span><text:span text:style-name="T5">&lt;stdio.h&gt; </text:span><text:span text:style-name="T4">&lt;pthread.h&gt; &lt;sys/types.h&gt; &lt;sys/stat.h&gt; &lt;fcntl.h&gt; </text:span><text:span text:style-name="T6">&lt;unistd.h&gt; </text:span></text:p>
      <text:p text:style-name="Standard"/>
      <text:p text:style-name="Standard"><text:span text:style-name="T2">Tested on hardware:</text:span> -</text:p>
      <text:p text:style-name="Standard"/>
      <text:p text:style-name="Standard">Processor<text:tab/><text:tab/>: Intel(R) Pentium(R) 4 CPU 2.40GHz </text:p>
      <text:p text:style-name="Standard">Memory<text:tab/><text:tab/>: 501MB (257MB used) </text:p>
      <text:p text:style-name="Standard">Operating System<text:tab/>: Linux Mint 9 Isadora </text:p>
      <text:p text:style-name="Standard">User Name<text:tab/><text:tab/>: jazz (Jai Shree Krishna) </text:p>
      <text:p text:style-name="Standard">OpenGL Renderer<text:tab/>: Mesa DRI Intel(R) 845G GEM 20091221 2009Q4 x86/MMX/SSE2 </text:p>
      <text:p text:style-name="Standard"/>
      <text:p text:style-name="P8"><text:span text:style-name="T2">Description:</text:span> </text:p>
      <text:p text:style-name="Text_20_body"/>
      <text:p text:style-name="P18">In concurrent programming a <text:span text:style-name="T1">critical section</text:span> is a piece of code that accesses a shared resource (data structure or device) that must not be concurrently accessed by more than one thread of execution. A critical section will usually terminate in fixed time, and a thread, task or process will have to wait a fixed time to enter it (aka bounded waiting). Some synchronization mechanism is required at the entry and exit of the critical section to ensure exclusive use, for example a semaphore.</text:p>
      <text:p text:style-name="P18">By carefully controlling which variables are modified inside and outside the critical section (usually, by accessing important state only from within), concurrent access to that state is prevented. A critical section is typically used when a multithreaded program must update multiple related variables without a separate thread making conflicting changes to that data. In a related situation, a critical section may be used to ensure a shared resource, for example a printer, can only be accessed by one process at a time.</text:p>
      <text:p text:style-name="Standard"/>
      <text:p text:style-name="P4">Source Code:</text:p>
      <text:p text:style-name="P4"/>
      <text:p text:style-name="P1">#include&lt;stdio.h&gt;</text:p>
      <text:p text:style-name="P1">#include&lt;pthread.h&gt;</text:p>
      <text:p text:style-name="P1">#include&lt;sys/types.h&gt;</text:p>
      <text:p text:style-name="P1">#include&lt;sys/stat.h&gt;</text:p>
      <text:p text:style-name="P1">#include&lt;fcntl.h&gt;</text:p>
      <text:p text:style-name="P1">#include&lt;unistd.h&gt;</text:p>
      <text:p text:style-name="P1"></text:p>
      <text:p text:style-name="P1"></text:p>
      <text:p text:style-name="P1">#define MAX 1000</text:p>
      <text:p text:style-name="P1"></text:p>
      <text:p text:style-name="P1">long count=0,in=0,out=0;</text:p>
      <text:p text:style-name="P1">long array[MAX];</text:p>
      <text:p text:style-name="P1"><text:soft-page-break/>int continue_check=1;</text:p>
      <text:p text:style-name="P1"></text:p>
      <text:p text:style-name="P1">pthread_mutex_t m = PTHREAD_MUTEX_INITIALIZER;</text:p>
      <text:p text:style-name="P1"></text:p>
      <text:p text:style-name="P1"/>
      <text:p text:style-name="P1">void producer()</text:p>
      <text:p text:style-name="P1">{</text:p>
      <text:p text:style-name="P1"><text:tab/>while(continue_check)</text:p>
      <text:p text:style-name="P1"><text:tab/>{</text:p>
      <text:p text:style-name="P1"><text:tab/><text:tab/>if(count&lt;MAX)</text:p>
      <text:p text:style-name="P1"><text:tab/><text:tab/>{</text:p>
      <text:p text:style-name="P1"><text:tab/><text:tab/><text:tab/>pthread_mutex_lock(&amp;m);<text:tab/><text:tab/><text:tab/><text:tab/></text:p>
      <text:p text:style-name="P1"><text:tab/><text:tab/><text:tab/>array[in]=in;</text:p>
      <text:p text:style-name="P1"><text:tab/><text:tab/><text:tab/>printf("Producer : Item %ld produced\n",in);</text:p>
      <text:p text:style-name="P1"><text:tab/><text:tab/><text:tab/>count++;</text:p>
      <text:p text:style-name="P1"><text:tab/><text:tab/><text:tab/>in = (in+1)%MAX;</text:p>
      <text:p text:style-name="P1"><text:tab/><text:tab/><text:tab/>pthread_mutex_unlock(&amp;m);</text:p>
      <text:p text:style-name="P1"><text:tab/><text:tab/>}</text:p>
      <text:p text:style-name="P1"><text:tab/>}</text:p>
      <text:p text:style-name="P1">}</text:p>
      <text:p text:style-name="P1"></text:p>
      <text:p text:style-name="P1">void consumer()</text:p>
      <text:p text:style-name="P1">{</text:p>
      <text:p text:style-name="P1"><text:tab/>while(continue_check)</text:p>
      <text:p text:style-name="P1"><text:tab/>{</text:p>
      <text:p text:style-name="P1"><text:tab/><text:tab/>while(count==0);</text:p>
      <text:p text:style-name="P1"><text:tab/><text:tab/>pthread_mutex_lock(&amp;m);<text:tab/><text:tab/></text:p>
      <text:p text:style-name="P1"><text:tab/><text:tab/>if((array[out]!=out) &amp;&amp; array[out]&gt;-1)</text:p>
      <text:p text:style-name="P1"><text:tab/><text:tab/>{</text:p>
      <text:p text:style-name="P1"><text:tab/><text:tab/><text:tab/>continue_check=-1;</text:p>
      <text:p text:style-name="P1"><text:tab/><text:tab/><text:tab/>printf("Race condition at %ld : in thread %u\n",out,pthread_self());</text:p>
      <text:p text:style-name="P1"><text:tab/><text:tab/><text:tab/>return;<text:tab/><text:tab/><text:tab/></text:p>
      <text:p text:style-name="P1"><text:tab/><text:tab/>}</text:p>
      <text:p text:style-name="P1"><text:tab/><text:tab/>else</text:p>
      <text:p text:style-name="P1"><text:tab/><text:tab/>{</text:p>
      <text:p text:style-name="P1"><text:tab/><text:tab/><text:tab/>printf("Consumer : Item %ld consumed at index %ld\n",array[out],out);</text:p>
      <text:p text:style-name="P1"><text:tab/><text:tab/><text:tab/>count--;</text:p>
      <text:p text:style-name="P1"><text:tab/><text:tab/><text:tab/>out=(out+1)%MAX;</text:p>
      <text:p text:style-name="P1"><text:tab/><text:tab/>}</text:p>
      <text:p text:style-name="P1"><text:tab/><text:tab/>pthread_mutex_unlock(&amp;m);</text:p>
      <text:p text:style-name="P1"><text:tab/>}</text:p>
      <text:p text:style-name="P1">}</text:p>
      <text:p text:style-name="P1"></text:p>
      <text:p text:style-name="P1"/>
      <text:p text:style-name="P1"><text:soft-page-break/>int main()</text:p>
      <text:p text:style-name="P1">{</text:p>
      <text:p text:style-name="P1"><text:tab/>pthread_t producer_thread[20];</text:p>
      <text:p text:style-name="P1"><text:tab/>pthread_t consumer_thread[20];</text:p>
      <text:p text:style-name="P1"><text:tab/>int i=0;</text:p>
      <text:p text:style-name="P1"><text:tab/>long index=0;</text:p>
      <text:p text:style-name="P1"><text:tab/></text:p>
      <text:p text:style-name="P1"><text:tab/>for(index=0;index&lt;MAX;index++)</text:p>
      <text:p text:style-name="P1"><text:tab/><text:tab/>array[index]=-1;</text:p>
      <text:p text:style-name="P1"><text:tab/><text:tab/></text:p>
      <text:p text:style-name="P1"><text:tab/></text:p>
      <text:p text:style-name="P1"><text:tab/>for(index=0;index&lt;20;index++)</text:p>
      <text:p text:style-name="P1"><text:tab/>{<text:tab/></text:p>
      <text:p text:style-name="P1"><text:tab/><text:tab/>pthread_create(&amp;producer_thread[index],NULL,(void *)producer,NULL);</text:p>
      <text:p text:style-name="P1"><text:tab/><text:tab/>pthread_create(&amp;consumer_thread[index],NULL,(void *)consumer,NULL);</text:p>
      <text:p text:style-name="P1"><text:tab/>}</text:p>
      <text:p text:style-name="P1"></text:p>
      <text:p text:style-name="P1"><text:tab/>for(i=0;i&lt;20;i++)</text:p>
      <text:p text:style-name="P1"><text:tab/>{</text:p>
      <text:p text:style-name="P1"><text:tab/><text:tab/>pthread_join(producer_thread[i],NULL);</text:p>
      <text:p text:style-name="P1"><text:tab/><text:tab/>pthread_join(consumer_thread[i],NULL);</text:p>
      <text:p text:style-name="P1"><text:tab/>}</text:p>
      <text:p text:style-name="P1"><text:tab/>return 0;</text:p>
      <text:p text:style-name="P1">}</text:p>
      <text:list xml:id="list2126475927" text:continue-numbering="true" text:style-name="L1">
        <text:list-item>
          <text:list>
            <text:list-header>
              <text:p text:style-name="P29"><text:span text:style-name="T2"/></text:p>
              <text:p text:style-name="P29"><text:span text:style-name="T2"/></text:p>
              <text:p text:style-name="P32"><text:span text:style-name="T2"/></text:p>
              <text:p text:style-name="P33"><text:span text:style-name="T2">5.1 Aim:</text:span> To demonstrate the use of <text:span text:style-name="T2">execl </text:span>system call.</text:p>
            </text:list-header>
          </text:list>
        </text:list-item>
      </text:list>
      <text:p text:style-name="Standard"/>
      <text:p text:style-name="Standard"><text:span text:style-name="T2">Software Requirements: </text:span><text:span text:style-name="T3">GNU C Compiler(GNU Compiler Collection), </text:span><text:span text:style-name="T5">&lt;stdio.h&gt; </text:span><text:span text:style-name="T4">&lt;strings.h&gt; </text:span><text:span text:style-name="T6">&lt;unistd.h&gt; </text:span></text:p>
      <text:p text:style-name="Standard"/>
      <text:p text:style-name="P9">Tested on hardware:</text:p>
      <text:p text:style-name="Standard"><text:s/></text:p>
      <text:p text:style-name="P1">Processor<text:tab/><text:tab/>: Intel(R) Pentium(R) 4 CPU 2.40GHz </text:p>
      <text:p text:style-name="P1">Memory<text:tab/><text:tab/>: 501MB (257MB used) </text:p>
      <text:p text:style-name="P1">Operating System<text:tab/>: Linux Mint 9 Isadora </text:p>
      <text:p text:style-name="P1">User Name<text:tab/><text:tab/>: jazz (Jai Shree Krishna) </text:p>
      <text:p text:style-name="P1">OpenGL Renderer<text:tab/>: Mesa DRI Intel(R) 845G GEM 20091221 2009Q4 x86/MMX/SSE2 </text:p>
      <text:p text:style-name="P10"/>
      <text:p text:style-name="P8"><text:span text:style-name="T2">Description:</text:span> </text:p>
      <text:p text:style-name="Standard"/>
      <text:p text:style-name="Standard"><text:span text:style-name="T7">The function call "</text:span><text:span text:style-name="Teletype"><text:span text:style-name="T7">execl()</text:span></text:span><text:span text:style-name="T7">" initiates a new program in the same environment in which it is operating. An executable (with fully qualified path. i.e. </text:span><text:span text:style-name="Teletype"><text:span text:style-name="T7">/bin/ls</text:span></text:span><text:span text:style-name="T7">) and arguments are passed to the function. Note that "arg0" is the command/file name to execute. </text:span></text:p>
      <text:p text:style-name="Standard"><text:span text:style-name="Teletype"><text:span text:style-name="T7"/></text:span></text:p>
      <text:p text:style-name="Standard"><text:span text:style-name="Teletype"><text:span text:style-name="T7">int execl(const char *path, const char *arg0, const char *arg1, const char *arg2, ... const char *argn, (char *) 0);</text:span></text:span><text:span text:style-name="T7"> </text:span></text:p>
      <text:p text:style-name="P1"/>
      <text:p text:style-name="P1">eg. execl("/bin/ls","ls","-l",(char *)NULL); </text:p>
      <text:p text:style-name="P1"/>
      <text:p text:style-name="P4">Source Code:</text:p>
      <text:p text:style-name="P4"/>
      <text:p text:style-name="P1">#include&lt;stdio.h&gt; </text:p>
      <text:p text:style-name="P1">#include&lt;strings.h&gt; </text:p>
      <text:p text:style-name="P1">#include&lt;unistd.h&gt; </text:p>
      <text:p text:style-name="P1"/>
      <text:p text:style-name="P1">int main() </text:p>
      <text:p text:style-name="P1">{ </text:p>
      <text:p text:style-name="P1"><text:tab/>int id; </text:p>
      <text:p text:style-name="P1"/>
      <text:p text:style-name="P1"><text:tab/>id=fork();<text:tab/><text:tab/> </text:p>
      <text:p text:style-name="P1"><text:tab/>if(id&gt;0) </text:p>
      <text:p text:style-name="P1"><text:tab/>{ </text:p>
      <text:p text:style-name="P1"><text:tab/><text:tab/>printf("In Parent Process\n"); </text:p>
      <text:p text:style-name="P1"><text:tab/>} </text:p>
      <text:p text:style-name="P1"><text:tab/>else </text:p>
      <text:p text:style-name="P1"><text:tab/>{ </text:p>
      <text:p text:style-name="P1"><text:tab/><text:tab/>printf("In Child Process now running 'ls' command\n"); </text:p>
      <text:p text:style-name="P1"><text:tab/><text:tab/>execl("/bin/ls","ls","-l",(char *)NULL); </text:p>
      <text:p text:style-name="P1"><text:tab/>} </text:p>
      <text:p text:style-name="P1"><text:soft-page-break/><text:tab/>return 0; </text:p>
      <text:p text:style-name="P1">}</text:p>
      <text:p text:style-name="P5"/>
      <text:p text:style-name="P4"/>
      <text:p text:style-name="P4"/>
      <text:p text:style-name="P4">Input Output:</text:p>
      <text:p text:style-name="P4"/>
      <text:p text:style-name="P6"><text:span text:style-name="T2">jazz@linuxmint ~/Desktop/MTech/osdi/Pipe $</text:span> ./execl.out </text:p>
      <text:p text:style-name="P6">In Parent Process </text:p>
      <text:p text:style-name="P6"><text:span text:style-name="T2">jazz@linuxmint ~/Desktop/MTech/osdi/Pipe $</text:span> In Child Process now running 'ls' command </text:p>
      <text:p text:style-name="P6">total 48 </text:p>
      <text:p text:style-name="P6">-rw-r--r-- 1 jazz jazz <text:s/>269 2010-10-29 02:35 execl.c </text:p>
      <text:p text:style-name="P6">-rwxr-xr-x 1 jazz jazz 7212 2010-10-29 02:35 execl.out </text:p>
      <text:p text:style-name="P6">-rw-r--r-- 1 jazz jazz <text:s/>628 2010-10-29 02:49 lsandsort.c </text:p>
      <text:p text:style-name="P6">-rwxr-xr-x 1 jazz jazz 7325 2010-10-29 02:49 lsandsort.out </text:p>
      <text:p text:style-name="P6">-rw-r--r-- 1 jazz jazz <text:s/>163 2010-10-29 02:37 pipe1.c </text:p>
      <text:p text:style-name="P6">-rwxr-xr-x 1 jazz jazz 7177 2010-10-29 02:38 pipe1.out </text:p>
      <text:p text:style-name="P6">-rw-r--r-- 1 jazz jazz <text:s/>361 2010-10-29 02:42 pipe2.c </text:p>
      <text:p text:style-name="P6">-rwxr-xr-x 1 jazz jazz 7370 2010-10-29 02:42 pipe2.out</text:p>
      <text:p text:style-name="P4"/>
      <text:p text:style-name="P12">5.2 Aim: <text:span text:style-name="T3">To demonstrate the use of PIPE system call.</text:span></text:p>
      <text:p text:style-name="Standard"/>
      <text:p text:style-name="Standard"><text:span text:style-name="T2">Software Requirements: </text:span><text:span text:style-name="T3">GNU C Compiler(GNU Compiler Collection), </text:span><text:span text:style-name="T5">&lt;stdio.h&gt; </text:span></text:p>
      <text:p text:style-name="Standard"/>
      <text:p text:style-name="P9">Tested on hardware:</text:p>
      <text:p text:style-name="Standard"><text:s/></text:p>
      <text:p text:style-name="P1">Processor<text:tab/><text:tab/>: Intel(R) Pentium(R) 4 CPU 2.40GHz </text:p>
      <text:p text:style-name="P1">Memory<text:tab/><text:tab/>: 501MB (257MB used) </text:p>
      <text:p text:style-name="P1">Operating System<text:tab/>: Linux Mint 9 Isadora </text:p>
      <text:p text:style-name="P1">User Name<text:tab/><text:tab/>: jazz (Jai Shree Krishna) </text:p>
      <text:p text:style-name="P1">OpenGL Renderer<text:tab/>: Mesa DRI Intel(R) 845G GEM 20091221 2009Q4 x86/MMX/SSE2 </text:p>
      <text:p text:style-name="P10"/>
      <text:p text:style-name="P8"><text:span text:style-name="T2">Description:</text:span> </text:p>
      <text:p text:style-name="Standard"/>
      <text:p text:style-name="Standard"><text:span text:style-name="T7">The function call "</text:span><text:span text:style-name="Teletype"><text:span text:style-name="T7">execl()</text:span></text:span><text:span text:style-name="T7">" initiates a new program in the same environment in which it is operating. An executable (with fully qualified path. i.e. </text:span><text:span text:style-name="Teletype"><text:span text:style-name="T7">/bin/ls</text:span></text:span><text:span text:style-name="T7">) and arguments are passed to the function. Note that "arg0" is the command/file name to execute. </text:span></text:p>
      <text:p text:style-name="Standard"><text:span text:style-name="Teletype"><text:span text:style-name="T7"/></text:span></text:p>
      <text:p text:style-name="Standard"><text:span text:style-name="Teletype"><text:span text:style-name="T7">int execl(const char *path, const char *arg0, const char *arg1, const char *arg2, ... const char *argn, (char *) 0);</text:span></text:span><text:span text:style-name="T7"> </text:span></text:p>
      <text:p text:style-name="P1"/>
      <text:p text:style-name="P1">eg. execl("/bin/ls","ls","-l",(char *)NULL); </text:p>
      <text:p text:style-name="P1"/>
      <text:p text:style-name="P4">Source Code:</text:p>
      <text:p text:style-name="P4"/>
      <text:p text:style-name="P1">#include&lt;stdio.h&gt; </text:p>
      <text:p text:style-name="P1"/>
      <text:p text:style-name="P1">int main() </text:p>
      <text:p text:style-name="P1">{ </text:p>
      <text:p text:style-name="P1"><text:tab/>int pfd[2]; </text:p>
      <text:p text:style-name="P1"><text:tab/>pipe(pfd); </text:p>
      <text:p text:style-name="P1"><text:tab/>printf("Pipe read end desc is %d\n",pfd[0]); </text:p>
      <text:p text:style-name="P1"><text:tab/>printf("Pipe write end desc is %d\n",pfd[1]); </text:p>
      <text:p text:style-name="P1"><text:tab/>return 0; </text:p>
      <text:p text:style-name="P1">}</text:p>
      <text:p text:style-name="P1"/>
      <text:p text:style-name="P4">Input Output:</text:p>
      <text:p text:style-name="P4"/>
      <text:p text:style-name="Standard"><text:span text:style-name="T2">jazz@linuxmint ~/Desktop/MTech/osdi/Pipe $</text:span> .<text:span text:style-name="T4">/pipe1.out </text:span></text:p>
      <text:p text:style-name="P1">Pipe read end desc is 3 </text:p>
      <text:p text:style-name="P1">Pipe write end desc is 4 </text:p>
      <text:p text:style-name="P4">jazz@linuxmint ~/Desktop/MTech/osdi/Pipe $</text:p>
      <text:p text:style-name="P4"/>
      <text:p text:style-name="P4"/>
      <text:p text:style-name="P23"><text:soft-page-break/>5.3 Aim: <text:span text:style-name="T3">To demonstrate the use of</text:span> pipe <text:span text:style-name="T3">system call.</text:span></text:p>
      <text:p text:style-name="P26"/>
      <text:p text:style-name="P26"><text:span text:style-name="T2">Software Requirements: </text:span><text:span text:style-name="T3">GNU C Compiler(GNU Compiler Collection), </text:span><text:span text:style-name="T5">&lt;stdio.h&gt; </text:span><text:span text:style-name="T4">&lt;strings.h&gt; </text:span></text:p>
      <text:p text:style-name="P26"/>
      <text:p text:style-name="P28">Tested on hardware:</text:p>
      <text:p text:style-name="P26"><text:span text:style-name="T4">Processor<text:tab/><text:tab/>: Intel(R) Pentium(R) 4 CPU 2.40GHz </text:span></text:p>
      <text:p text:style-name="P24">Memory<text:tab/><text:tab/>: 501MB (257MB used) </text:p>
      <text:p text:style-name="P24">Operating System<text:tab/>: Linux Mint 9 Isadora </text:p>
      <text:p text:style-name="P24">User Name<text:tab/><text:tab/>: jazz (Jai Shree Krishna) </text:p>
      <text:p text:style-name="P24">OpenGL Renderer<text:tab/>: Mesa DRI Intel(R) 845G GEM 20091221 2009Q4 x86/MMX/SSE2 </text:p>
      <text:p text:style-name="P26"/>
      <text:p text:style-name="P27"><text:span text:style-name="T2">Description:</text:span> </text:p>
      <text:p text:style-name="P26"/>
      <text:p text:style-name="Standard"><text:span text:style-name="T15">In Unix-like computer operating systems (and, to some extent, Windows), a </text:span><text:span text:style-name="T16">pipeline</text:span><text:span text:style-name="T15"> is the original </text:span><text:a xlink:type="simple" xlink:href="http://en.wikipedia.org/wiki/Pipeline_%28software%29"><text:span text:style-name="T17">software pipeline</text:span></text:a><text:span text:style-name="T15">: a set of processes chained by their standard streams, so that the output of each process (</text:span><text:a xlink:type="simple" xlink:href="http://en.wikipedia.org/wiki/Stdout"><text:span text:style-name="T17">stdout</text:span></text:a><text:span text:style-name="T15">) feeds directly as input (</text:span><text:a xlink:type="simple" xlink:href="http://en.wikipedia.org/wiki/Stdin"><text:span text:style-name="T17">stdin</text:span></text:a><text:span text:style-name="T15">) to the next one. Each connection is implemented by an anonymous pipe. </text:span></text:p>
      <text:p text:style-name="P24"/>
      <text:p text:style-name="P24">eg. ls -l | sort</text:p>
      <text:p text:style-name="P24"/>
      <text:p text:style-name="P8"><text:span text:style-name="T15">In this example, </text:span><text:a xlink:type="simple" xlink:href="http://en.wikipedia.org/wiki/Ls"><text:span text:style-name="Source_20_Text"><text:span text:style-name="T15">ls</text:span></text:span></text:a><text:span text:style-name="T15"> is the Unix directory lister, and </text:span><text:span text:style-name="Source_20_Text"><text:span text:style-name="T15">sort</text:span></text:span><text:span text:style-name="T15"> is sort system call which takes input and sorts it in ascending or descending order. This command gives output of ls -l in sorted ordered.</text:span></text:p>
      <text:p text:style-name="P24"/>
      <text:p text:style-name="P23">Source Code:</text:p>
      <text:p text:style-name="P23"/>
      <text:p text:style-name="P26">#<text:span text:style-name="T4">include&lt;stdio.h&gt; </text:span></text:p>
      <text:p text:style-name="P24">#include&lt;strings.h&gt; </text:p>
      <text:p text:style-name="P24"/>
      <text:p text:style-name="P24">int main() </text:p>
      <text:p text:style-name="P24">{ </text:p>
      <text:p text:style-name="P24"><text:tab/>int pfd[2]; </text:p>
      <text:p text:style-name="P24"><text:tab/>char buff[20]; </text:p>
      <text:p text:style-name="P24"><text:tab/>int n=0,pid=-1; </text:p>
      <text:p text:style-name="P24"><text:tab/>pipe(pfd); </text:p>
      <text:p text:style-name="P24"><text:tab/>pid=fork();<text:tab/><text:tab/> </text:p>
      <text:p text:style-name="P24"><text:tab/>if(pid&gt;0) </text:p>
      <text:p text:style-name="P24"><text:tab/>{ </text:p>
      <text:p text:style-name="P24"><text:tab/><text:tab/>printf("In Parent Process\n");<text:tab/><text:tab/><text:tab/> </text:p>
      <text:p text:style-name="P24"><text:tab/><text:tab/>write(pfd[1],"Hello",sizeof("Hello")); </text:p>
      <text:p text:style-name="P24"><text:tab/>} </text:p>
      <text:p text:style-name="P24"><text:tab/>else </text:p>
      <text:p text:style-name="P24"><text:tab/>{ </text:p>
      <text:p text:style-name="P24"><text:tab/><text:tab/>n=read(pfd[0],buff,sizeof(buff)); </text:p>
      <text:p text:style-name="P24"><text:tab/><text:tab/>buff[n]='\0'; </text:p>
      <text:p text:style-name="P24"><text:tab/><text:tab/>printf("In Child Process : received the message : %s\n",buff); </text:p>
      <text:p text:style-name="P24"><text:tab/>} </text:p>
      <text:p text:style-name="P24"><text:tab/>return 0; </text:p>
      <text:p text:style-name="P24">}</text:p>
      <text:p text:style-name="P23">Input Output:</text:p>
      <text:p text:style-name="P23"/>
      <text:p text:style-name="P24"><text:span text:style-name="T2">jazz@linuxmint ~/Desktop/MTech/osdi/Pipe $</text:span> ./pipe2.out </text:p>
      <text:p text:style-name="P24">In Parent Process </text:p>
      <text:p text:style-name="P24"><text:span text:style-name="T2">jazz@linuxmint ~/Desktop/MTech/osdi/Pipe $</text:span> In Child Process : received the message : Hello</text:p>
      <text:p text:style-name="P12">5.4 Aim: <text:span text:style-name="T3">An Example using pipe.</text:span></text:p>
      <text:p text:style-name="Standard"/>
      <text:p text:style-name="Standard"><text:span text:style-name="T2">Software Requirements: </text:span><text:span text:style-name="T3">GNU C Compiler(GNU Compiler Collection), </text:span><text:span text:style-name="T10">&lt;stdio.h&gt; </text:span><text:span text:style-name="T11">&lt;strings.h&gt; &lt;unistd.h&gt; &lt;sys/types.h&gt; </text:span><text:span text:style-name="T10">&lt;sys/wait.h&gt; </text:span></text:p>
      <text:p text:style-name="Standard"/>
      <text:p text:style-name="P9">Tested on hardware:</text:p>
      <text:p text:style-name="Standard"><text:s/></text:p>
      <text:p text:style-name="P1">Processor<text:tab/><text:tab/>: Intel(R) Pentium(R) 4 CPU 2.40GHz </text:p>
      <text:p text:style-name="P1">Memory<text:tab/><text:tab/>: 501MB (257MB used) </text:p>
      <text:p text:style-name="P1">Operating System<text:tab/>: Linux Mint 9 Isadora </text:p>
      <text:p text:style-name="P1">User Name<text:tab/><text:tab/>: jazz (Jai Shree Krishna) </text:p>
      <text:p text:style-name="P1">OpenGL Renderer<text:tab/>: Mesa DRI Intel(R) 845G GEM 20091221 2009Q4 x86/MMX/SSE2 </text:p>
      <text:p text:style-name="P10"/>
      <text:p text:style-name="P8"><text:span text:style-name="T2">Description:</text:span> </text:p>
      <text:p text:style-name="Standard"/>
      <text:p text:style-name="Standard"><text:span text:style-name="T7">The function call "</text:span><text:span text:style-name="Teletype"><text:span text:style-name="T7">execl()</text:span></text:span><text:span text:style-name="T7">" initiates a new program in the same environment in which it is operating. An executable (with fully qualified path. i.e. </text:span><text:span text:style-name="Teletype"><text:span text:style-name="T7">/bin/ls</text:span></text:span><text:span text:style-name="T7">) and arguments are passed to the function. Note that "arg0" is the command/file name to execute. </text:span></text:p>
      <text:p text:style-name="Standard"><text:span text:style-name="Teletype"><text:span text:style-name="T7"/></text:span></text:p>
      <text:p text:style-name="Standard"><text:span text:style-name="Teletype"><text:span text:style-name="T7">int execl(const char *path, const char *arg0, const char *arg1, const char *arg2, ... const char *argn, (char *) 0);</text:span></text:span><text:span text:style-name="T7"> </text:span></text:p>
      <text:p text:style-name="P1"/>
      <text:p text:style-name="P1">eg. execl("/bin/ls","ls","-l",(char *)NULL); </text:p>
      <text:p text:style-name="P1"/>
      <text:p text:style-name="P3">Source Code:</text:p>
      <text:p text:style-name="P3"/>
      <text:p text:style-name="P2">#include&lt;stdio.h&gt; </text:p>
      <text:p text:style-name="P2">#include&lt;strings.h&gt; </text:p>
      <text:p text:style-name="P2">#include&lt;unistd.h&gt; </text:p>
      <text:p text:style-name="P2">#include&lt;sys/types.h&gt; </text:p>
      <text:p text:style-name="P2">#include&lt;sys/wait.h&gt; </text:p>
      <text:p text:style-name="P2"/>
      <text:p text:style-name="P2">int main() </text:p>
      <text:p text:style-name="P2">{ </text:p>
      <text:p text:style-name="P2"><text:tab/>int pfd[2]; </text:p>
      <text:p text:style-name="P2"><text:tab/>int pid[2]; </text:p>
      <text:p text:style-name="P2"/>
      <text:p text:style-name="P2"><text:tab/>pipe(pfd); </text:p>
      <text:p text:style-name="P2"><text:tab/>pid[0]=fork();<text:tab/> </text:p>
      <text:p text:style-name="P2"><text:tab/>if(pid[0]&gt;0) </text:p>
      <text:p text:style-name="P2"><text:tab/>{ </text:p>
      <text:p text:style-name="P2"><text:tab/><text:tab/>printf("In Parent Process\n");<text:tab/> </text:p>
      <text:p text:style-name="P2"><text:tab/><text:tab/>pid[1]=fork(); </text:p>
      <text:p text:style-name="P2"><text:tab/><text:tab/>if(pid[1]&gt;0) </text:p>
      <text:p text:style-name="P2"><text:soft-page-break/><text:tab/><text:tab/>{ </text:p>
      <text:p text:style-name="P2"><text:tab/><text:tab/>} </text:p>
      <text:p text:style-name="P2"><text:tab/><text:tab/>else </text:p>
      <text:p text:style-name="P2"><text:tab/><text:tab/>{ </text:p>
      <text:p text:style-name="P2"><text:tab/><text:tab/><text:tab/>printf("In Child Process : running 'sort' command\n"); </text:p>
      <text:p text:style-name="P2"><text:tab/><text:tab/><text:tab/>close(pfd[1]); </text:p>
      <text:p text:style-name="P2"><text:tab/><text:tab/><text:tab/>dup2(pfd[0],0); </text:p>
      <text:p text:style-name="P2"><text:tab/><text:tab/><text:tab/>close(pfd[0]); </text:p>
      <text:p text:style-name="P2"><text:tab/><text:tab/><text:tab/>execl("/bin/sort","sort",(char *)NULL); </text:p>
      <text:p text:style-name="P2"><text:tab/><text:tab/>} </text:p>
      <text:p text:style-name="P2"><text:tab/>} </text:p>
      <text:p text:style-name="P2"><text:tab/>else </text:p>
      <text:p text:style-name="P2"><text:tab/>{ </text:p>
      <text:p text:style-name="P2"><text:tab/><text:tab/>printf("In Child Process: running 'ls' command\n"); </text:p>
      <text:p text:style-name="P2"><text:tab/><text:tab/>close(pfd[0]); </text:p>
      <text:p text:style-name="P2"><text:tab/><text:tab/>dup2(pfd[1],1); </text:p>
      <text:p text:style-name="P2"><text:tab/><text:tab/>close(pfd[1]); </text:p>
      <text:p text:style-name="P2"><text:tab/><text:tab/>execl("/bin/ls","ls","-l",(char *)NULL); </text:p>
      <text:p text:style-name="P2"><text:tab/>}<text:tab/> </text:p>
      <text:p text:style-name="P2">return 0; </text:p>
      <text:p text:style-name="P2">}</text:p>
      <text:p text:style-name="P2"/>
      <text:p text:style-name="P2"/>
      <text:p text:style-name="P11"><text:span text:style-name="T13">5.4 Aim: </text:span><text:bookmark text:name="SECTION002730000000000000000"/><text:span text:style-name="T3">Example two processes communicating via shared memory.</text:span></text:p>
      <text:p text:style-name="Standard"/>
      <text:p text:style-name="Standard"><text:span text:style-name="T2">Software Requirements: </text:span><text:span text:style-name="T3">GNU C Compiler(GNU Compiler Collection), </text:span><text:span text:style-name="T10">&lt;sys/shm.h&gt; </text:span><text:span text:style-name="T11">&lt;sys/ipc.h&gt; &lt;sys/types.h&gt; &lt;unistd.h&gt; &lt;string.h&gt; </text:span><text:span text:style-name="T10">&lt;stdio.h&gt; </text:span></text:p>
      <text:p text:style-name="Standard"/>
      <text:p text:style-name="P9">Tested on hardware:</text:p>
      <text:p text:style-name="Standard"><text:s/></text:p>
      <text:p text:style-name="P1">Processor<text:tab/><text:tab/>: Intel(R) Pentium(R) 4 CPU 2.40GHz </text:p>
      <text:p text:style-name="P1">Memory<text:tab/><text:tab/>: 501MB (257MB used) </text:p>
      <text:p text:style-name="P1">Operating System<text:tab/>: Linux Mint 9 Isadora </text:p>
      <text:p text:style-name="P1">User Name<text:tab/><text:tab/>: jazz (Jai Shree Krishna) </text:p>
      <text:p text:style-name="P1">OpenGL Renderer<text:tab/>: Mesa DRI Intel(R) 845G GEM 20091221 2009Q4 x86/MMX/SSE2 </text:p>
      <text:p text:style-name="P10"/>
      <text:p text:style-name="P8"><text:span text:style-name="T2">Description:</text:span> </text:p>
      <text:p text:style-name="P6"/>
      <text:p text:style-name="P7"><text:span text:style-name="Emphasis">Shared Memory</text:span> is an efficeint means of passing data between programs. One program will create a memory portion which other processes (if permitted) can access. </text:p>
      <text:p text:style-name="P7"/>
      <text:p text:style-name="P7">A process creates a shared memory segment using <text:span text:style-name="Teletype">shmget()|</text:span>. The original owner of a shared memory segment can assign ownership to another user with <text:span text:style-name="Teletype">shmctl()</text:span>. It can also revoke this assignment. Other processes with proper permission can perform various control functions on the shared memory segment using <text:span text:style-name="Teletype">shmctl()</text:span>. Once created, a shared segment can be attached to a process address space using <text:span text:style-name="Teletype">shmat()</text:span>. It can be detached using <text:span text:style-name="Teletype">shmdt()</text:span> (see <text:span text:style-name="Teletype">shmop()</text:span>). The attaching process must have the appropriate permissions for <text:span text:style-name="Teletype">shmat()</text:span>. Once attached, the process can read or write to the segment, as allowed by the permission requested in the attach operation. A shared segment can be attached multiple times by the same process. A shared memory segment is described by a control structure with a unique ID that points to an area of physical memory. The identifier of the segment is called the shmid. The structure definition for the shared memory segment control structures and prototypews can be found in &lt;<text:span text:style-name="Teletype">sys/shm.h</text:span>&gt;. </text:p>
      <text:p text:style-name="P1"/>
      <text:p text:style-name="P3">Source Code:</text:p>
      <text:p text:style-name="P3"/>
      <text:p text:style-name="P2">#include&lt;sys/shm.h&gt; </text:p>
      <text:p text:style-name="P2">#include&lt;sys/ipc.h&gt; </text:p>
      <text:p text:style-name="P2">#include&lt;sys/types.h&gt; </text:p>
      <text:p text:style-name="P2">#include&lt;unistd.h&gt; </text:p>
      <text:p text:style-name="P2">#include&lt;string.h&gt; </text:p>
      <text:p text:style-name="P2">#include&lt;stdio.h&gt; </text:p>
      <text:p text:style-name="P2"/>
      <text:p text:style-name="P2">int main() </text:p>
      <text:p text:style-name="P2">{ </text:p>
      <text:p text:style-name="P2"><text:tab/>pid_t pida[2]; </text:p>
      <text:p text:style-name="P2"><text:tab/>int pid; </text:p>
      <text:p text:style-name="P2"><text:tab/>char buffer[1024]; </text:p>
      <text:p text:style-name="P2"><text:soft-page-break/><text:tab/>pid = fork(); </text:p>
      <text:p text:style-name="P2"><text:tab/></text:p>
      <text:p text:style-name="P2"/>
      <text:p text:style-name="P2"/>
      <text:p text:style-name="P2"/>
      <text:p text:style-name="P2"><text:tab/>if(pid != 0) </text:p>
      <text:p text:style-name="P2"><text:tab/>{ </text:p>
      <text:p text:style-name="P2"><text:tab/><text:tab/>printf("from write end:%s\n",strcpy((shmat(shmget((key_t)2,(size_t)1024,IPC_CREAT|0666),NULL,0)),"hello world\n")); </text:p>
      <text:p text:style-name="P2"><text:tab/>} </text:p>
      <text:p text:style-name="P2"><text:tab/>else </text:p>
      <text:p text:style-name="P2"><text:tab/>{ </text:p>
      <text:p text:style-name="P2"><text:tab/><text:tab/>sleep(1); </text:p>
      <text:p text:style-name="P2"><text:tab/><text:tab/>printf("from read end:%s\n",strcpy(buffer,shmat(shmget((key_t)2,(size_t)1024,0666),NULL,0))); </text:p>
      <text:p text:style-name="P2"><text:tab/>} </text:p>
      <text:p text:style-name="P2">}</text:p>
      <text:p text:style-name="P2"/>
      <text:p text:style-name="P3">Input Output:</text:p>
      <text:p text:style-name="P3"/>
      <text:p text:style-name="P2"><text:span text:style-name="T2">jazz@linuxmint ~/Desktop/MTech/osdi/shm $ </text:span>./shm1.out </text:p>
      <text:p text:style-name="P2">from write end:hello world </text:p>
      <text:p text:style-name="P2"/>
      <text:p text:style-name="P2"><text:span text:style-name="T2">jazz@linuxmint ~/Desktop/MTech/osdi/shm $ </text:span>from read end:hello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071in solid #000000" fo:padding="0.0201in" style:shadow="none" style:writing-mode="lr-tb" style:footnote-max-height="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fo:border="0.0071in solid #000000" fo:padding="0.0201in" style:shadow="none" style:dynamic-spacing="false"/>
      </style:header-style>
      <style:footer-style>
        <style:header-footer-properties fo:min-height="0.2402in" fo:margin-left="0in" fo:margin-right="0in" fo:margin-top="0.2in" fo:border="0.0071in solid #000000" fo:padding="0.0201in" style:shadow="none"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date style:data-style-name="N75" text:date-value="2010-10-29T04:35:53.99" text:fixed="true">Oct 29, 2010</text:date><text:tab/><text:tab/>Operating System Design and Implementation</text:p>
      </style:header>
      <style:footer>
        <text:p text:style-name="Footer">DDIT<text:tab/>MT01<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0-29T04:40:18</dc:date>
    <dc:creator>Jai Krishna</dc:creator>
    <meta:generator>OpenOffice.org/3.2$Linux OpenOffice.org_project/320m12$Build-9483</meta:generator>
    <meta:editing-duration>PT00H22M25S</meta:editing-duration>
    <meta:editing-cycles>29</meta:editing-cycles>
    <meta:document-statistic meta:table-count="0" meta:image-count="0" meta:object-count="0" meta:page-count="17" meta:paragraph-count="480" meta:word-count="2178" meta:character-count="16648"/>
  </office:meta>
</office:document-meta>
</file>